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language="de" fo:country="DE" officeooo:rsid="0001b94a" officeooo:paragraph-rsid="0001b94a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de" fo:country="DE" style:text-underline-style="solid" style:text-underline-width="auto" style:text-underline-color="font-color" officeooo:rsid="0001b94a" officeooo:paragraph-rsid="0001b94a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4pt" fo:language="de" fo:country="DE" officeooo:rsid="0005f5dc" officeooo:paragraph-rsid="0001b94a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fo:language="de" fo:country="DE" officeooo:rsid="00044287" officeooo:paragraph-rsid="0004428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2pt" fo:language="de" fo:country="DE" fo:font-weight="bold" officeooo:rsid="00044287" officeooo:paragraph-rsid="0004428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de" fo:country="DE" fo:font-weight="bold" officeooo:rsid="0005f5dc" officeooo:paragraph-rsid="0005f5dc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de" fo:country="DE" fo:font-weight="bold" officeooo:rsid="00072043" officeooo:paragraph-rsid="00072043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de" fo:country="DE" fo:font-weight="bold" officeooo:rsid="0005f5dc" officeooo:paragraph-rsid="0005f5dc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language="de" fo:country="DE" officeooo:rsid="00044287" officeooo:paragraph-rsid="00044287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1pt" fo:language="de" fo:country="DE" officeooo:rsid="00044287" officeooo:paragraph-rsid="00044287" style:font-size-asian="13pt" style:font-size-complex="13pt"/>
    </style:style>
    <style:style style:name="P11" style:family="paragraph" style:parent-style-name="Standard">
      <style:paragraph-properties fo:text-align="start" style:justify-single-word="false"/>
      <style:text-properties fo:font-size="11pt" fo:language="de" fo:country="DE" officeooo:rsid="00044287" officeooo:paragraph-rsid="00090c79" style:font-size-asian="13pt" style:font-size-complex="13pt"/>
    </style:style>
    <style:style style:name="P12" style:family="paragraph" style:parent-style-name="Standard">
      <style:paragraph-properties fo:text-align="start" style:justify-single-word="false"/>
      <style:text-properties fo:font-size="11pt" fo:language="de" fo:country="DE" officeooo:rsid="00044287" officeooo:paragraph-rsid="00072043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1pt" fo:language="de" fo:country="DE" fo:font-weight="normal" officeooo:rsid="0005f5dc" officeooo:paragraph-rsid="0005f5dc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1pt" fo:language="de" fo:country="DE" fo:font-weight="normal" officeooo:rsid="00072043" officeooo:paragraph-rsid="00072043" style:font-size-asian="11.3500003814697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1pt" fo:language="de" fo:country="DE" fo:font-weight="normal" officeooo:rsid="00072043" officeooo:paragraph-rsid="0009eaa0" style:font-size-asian="11.3500003814697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1pt" fo:language="de" fo:country="DE" fo:font-weight="normal" officeooo:rsid="0005f5dc" officeooo:paragraph-rsid="0005f5dc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1pt" fo:language="de" fo:country="DE" fo:font-weight="normal" officeooo:rsid="0009eaa0" officeooo:paragraph-rsid="0009eaa0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1pt" fo:language="de" fo:country="DE" fo:font-weight="normal" officeooo:rsid="0005f5dc" officeooo:paragraph-rsid="0005f5dc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1pt" fo:language="de" fo:country="DE" fo:font-weight="bold" officeooo:rsid="0009eaa0" officeooo:paragraph-rsid="0009eaa0" style:font-size-asian="13pt" style:font-weight-asian="bold" style:font-size-complex="13pt" style:font-weight-complex="bold"/>
    </style:style>
    <style:style style:name="T1" style:family="text">
      <style:text-properties officeooo:rsid="0005f5dc"/>
    </style:style>
    <style:style style:name="T2" style:family="text">
      <style:text-properties style:font-size-asian="13pt"/>
    </style:style>
    <style:style style:name="T3" style:family="text">
      <style:text-properties officeooo:rsid="00072043"/>
    </style:style>
    <style:style style:name="T4" style:family="text">
      <style:text-properties officeooo:rsid="0009eaa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ie Angloamerikanische Stadt</text:p>
      <text:p text:style-name="P3">konzentrisches Stadtmodell von Hahn</text:p>
      <text:p text:style-name="P1"/>
      <text:p text:style-name="P5">CBD / Downtown</text:p>
      <text:p text:style-name="P4"/>
      <text:p text:style-name="P9">- <text:span text:style-name="T3">Rechtwinkliges Straßennetz</text:span></text:p>
      <text:p text:style-name="P10">- Hochhausbebauung (Wolkenkratzer)</text:p>
      <text:p text:style-name="P11">- tertiärer Sektor : Finanzsektor, Büros, Geschäfte</text:p>
      <text:p text:style-name="P12">- Arbeitsfunktion meist bis zu 70%, kaum wohnen</text:p>
      <text:p text:style-name="P12"><text:s text:c="2"/>(Trennung von Wohnen und Arbeit auch <text:s text:c="2"/>durch Motorisierung)</text:p>
      <text:p text:style-name="P4"/>
      <text:p text:style-name="P5">Übergangszone</text:p>
      <text:p text:style-name="P4"/>
      <text:p text:style-name="P9">- <text:span text:style-name="T1">starke Mischung der Funktionen</text:span></text:p>
      <text:p text:style-name="P9">- Wohngebäude für sozial <text:span text:style-name="T1">S</text:span>chwache <text:span text:style-name="T1">und ethnische Minderheiten (Segregation)</text:span></text:p>
      <text:p text:style-name="P10">- Heruntergekommene Bausubstanz =&gt; Slums</text:p>
      <text:p text:style-name="P10">- <text:span text:style-name="T1">Parkplatzareale</text:span></text:p>
      <text:p text:style-name="P10">- Residential Areas</text:p>
      <text:p text:style-name="P10">- <text:span text:style-name="T1">gut angebunden durch Hauptverkehrsstraßen : Commercial strips (endstanden durch Trennung v. Wohnen u. Arbeit)</text:span></text:p>
      <text:p text:style-name="P10">- <text:span text:style-name="T1">Gentrifizierung : Bereiche werden renoviert &gt; teurer &gt; vertreiben Arme ins Umland</text:span></text:p>
      <text:p text:style-name="P4"/>
      <text:p text:style-name="P6">Umland (Außerhalb der Stadtgrenze)</text:p>
      <text:p text:style-name="P6"/>
      <text:p text:style-name="P13">- Wohnfunktion,</text:p>
      <text:p text:style-name="P13"><text:s text:c="3"/><text:span text:style-name="T4">G</text:span>roßteil der Bevölkerung : Auswanderung in den Ländlichen Raum = Urban Sprawl</text:p>
      <text:p text:style-name="P13">- <text:span text:style-name="T2">Gated Communities</text:span></text:p>
      <text:p text:style-name="P16">- flüssiger Übergang, keine feste Stadtgrenze</text:p>
      <text:p text:style-name="P16"/>
      <text:p text:style-name="P19">Commercial Strips (Hauptverkehrsstraßen)</text:p>
      <text:p text:style-name="P17"/>
      <text:p text:style-name="P17">- Einkaufssektor (Shopping)</text:p>
      <text:p text:style-name="P17">- Dienstleistungen</text:p>
      <text:p text:style-name="P17">- Verbindung der Stadtsektoren, wichtig für Pendler (der Großteil der Bevölkerung)</text:p>
      <text:p text:style-name="P16"/>
      <text:p text:style-name="P8">Edge-Cities <text:span text:style-name="T3">(Urbanes Subzentrum)</text:span></text:p>
      <text:p text:style-name="P6"/>
      <text:p text:style-name="P18">- <text:span text:style-name="T3">Suburbanisierung von Industrie/Dienstleistungen aus der Kernstadt</text:span></text:p>
      <text:p text:style-name="P18">- <text:span text:style-name="T3">Kostengünstigerer Standort</text:span></text:p>
      <text:p text:style-name="P18">- <text:span text:style-name="T3">auch Büro- und Wohnfunkion</text:span></text:p>
      <text:p text:style-name="P13"/>
      <text:p text:style-name="P7">Wohnsiedlungen (Teil von Umland)</text:p>
      <text:p text:style-name="P7"/>
      <text:p text:style-name="P14">- Siedlungen von Einfamilienhäusern</text:p>
      <text:p text:style-name="P14">- Radburnsystem (Verkehrsberuhigt)</text:p>
      <text:p text:style-name="P15">- Gated Communities</text:p>
      <text:p text:style-name="P15"><text:s text:c="2"/>(durchh Zäune abgegrenzt, eigene Freizeitangebote <text:span text:style-name="T4">u. Naherholung</text:span>, Oberschich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10-07T23:28:17.777000000</dc:date>
    <meta:editing-duration>PT46M37S</meta:editing-duration>
    <meta:editing-cycles>3</meta:editing-cycles>
    <meta:print-date>2020-10-07T23:28:15.943000000</meta:print-date>
    <meta:document-statistic meta:table-count="0" meta:image-count="0" meta:object-count="0" meta:page-count="1" meta:paragraph-count="34" meta:word-count="178" meta:character-count="1402" meta:non-whitespace-character-count="1249"/>
  </office:meta>
</office:document-meta>
</file>